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cm" svg:stroke-color="#333333" draw:marker-start-width="0.25cm" draw:marker-end-width="0.25cm" draw:fill="solid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2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3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4" style:family="graphic" style:parent-style-name="objectwithoutfill">
      <style:graphic-properties draw:stroke="dash" draw:stroke-dash="Ultrafine_20_Dashed"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width="0.03cm" svg:stroke-color="#333333" draw:marker-start-width="0.25cm" draw:marker-end-width="0.25cm" draw:fill="solid" draw:fill-color="#ff420e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653cm"/>
    </style:style>
    <style:style style:name="gr7" style:family="graphic" style:parent-style-name="standard">
      <style:graphic-properties draw:stroke="none" draw:fill="solid" draw:fill-color="#00458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320"/>
      <style:paragraph-properties fo:text-align="center"/>
      <style:text-properties style:font-name="Hack"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-color="#ffd320"/>
      <style:paragraph-properties fo:text-align="center"/>
      <style:text-properties style:font-name="Hack"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-color="#aecf00"/>
      <style:paragraph-properties fo:text-align="center"/>
      <style:text-properties style:font-name="Hack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none"/>
      <style:paragraph-properties fo:text-align="center"/>
      <style:text-properties style:font-name="Hack" fo:font-size="16pt" style:font-size-asian="16pt" style:font-size-complex="16pt"/>
    </style:style>
    <style:style style:name="P6" style:family="paragraph">
      <loext:graphic-properties draw:fill="solid" draw:fill-color="#ff420e"/>
      <style:paragraph-properties fo:text-align="center"/>
      <style:text-properties style:font-name="Hack"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fo:color="#004586" style:font-name="Hack"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solid" draw:fill-color="#004586"/>
      <style:paragraph-properties fo:text-align="center"/>
      <style:text-properties style:font-name="Hack" fo:font-size="16pt" style:font-size-asian="16pt" style:font-size-complex="16pt"/>
    </style:style>
    <style:style style:name="T1" style:family="text">
      <style:text-properties style:font-name="Hack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ce181e" style:font-name="Hack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004586" style:font-name="Hack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1cm" svg:height="0.8cm" svg:x="3.5cm" svg:y="0.2cm">
          <text:p text:style-name="P1"><text:span text:style-name="T1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4.7cm" svg:y="0.2cm">
          <text:p text:style-name="P1"><text:span text:style-name="T1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5.9cm" svg:y="0.2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7.1cm" svg:y="0.2cm">
          <text:p text:style-name="P1"><text:span text:style-name="T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8.3cm" svg:y="0.2cm">
          <text:p text:style-name="P1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9.5cm" svg:y="0.2cm">
          <text:p text:style-name="P1"><text:span text:style-name="T1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2.3cm" svg:y1="1.8cm" svg:x2="3.5cm" svg:y2="1cm">
          <text:p/>
        </draw:line>
        <draw:line draw:style-name="gr4" draw:text-style-name="P5" draw:layer="layout" svg:x1="5.8cm" svg:y1="1.815cm" svg:x2="6.985cm" svg:y2="1cm">
          <text:p/>
        </draw:line>
        <draw:custom-shape draw:style-name="gr1" draw:text-style-name="P2" draw:layer="layout" svg:width="1.1cm" svg:height="0.8cm" svg:x="2.29cm" svg:y="1.9cm">
          <text:p text:style-name="P1"><text:span text:style-name="T1">b</text:span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3.49cm" svg:y="1.9cm">
          <text:p text:style-name="P1"><text:span text:style-name="T1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4.69cm" svg:y="1.9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1cm" svg:height="0.8cm" svg:x="5.87cm" svg:y="1.9cm">
          <text:p text:style-name="P1"><text:span text:style-name="T1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1cm" svg:height="0.8cm" svg:x="7.06cm" svg:y="1.9cm">
          <text:p text:style-name="P1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8.29cm" svg:y="1.9cm">
          <text:p text:style-name="P1"><text:span text:style-name="T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9.49cm" svg:y="1.9cm">
          <text:p text:style-name="P1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10.69cm" svg:y="1.9cm">
          <text:p text:style-name="P1"><text:span text:style-name="T1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8.275cm" svg:y1="1.815cm" svg:x2="7.09cm" svg:y2="1cm">
          <text:p/>
        </draw:line>
        <draw:line draw:style-name="gr4" draw:text-style-name="P5" draw:layer="layout" svg:x1="11.755cm" svg:y1="1.815cm" svg:x2="10.57cm" svg:y2="1cm">
          <text:p/>
        </draw:line>
        <draw:frame draw:style-name="gr6" draw:text-style-name="P7" draw:layer="layout" svg:width="2.153cm" svg:height="0.831cm" svg:x="0.2cm" svg:y="0.2cm">
          <draw:text-box>
            <text:p><text:span text:style-name="T3">eui-48</text:span></text:p>
          </draw:text-box>
        </draw:frame>
        <draw:frame draw:style-name="gr6" draw:text-style-name="P7" draw:layer="layout" svg:width="2.153cm" svg:height="0.831cm" svg:x="0.201cm" svg:y="1.901cm">
          <draw:text-box>
            <text:p><text:span text:style-name="T3">eui-64</text:span></text:p>
          </draw:text-box>
        </draw:frame>
        <draw:custom-shape draw:style-name="gr7" draw:text-style-name="P8" draw:layer="layout" svg:width="0.7cm" svg:height="0.9cm" svg:x="6.7cm" svg:y="2.8cm">
          <text:p/>
          <draw:enhanced-geometry svg:viewBox="0 0 21600 21600" draw:text-areas="?f0 ?f7 ?f2 21600" draw:type="up-arrow" draw:modifiers="10826.9775187344 5845.129059117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14T21:03:54</meta:creation-date>
    <dc:date>2018-03-30T17:30:32.510202390</dc:date>
    <meta:editing-duration>PT4H5M49S</meta:editing-duration>
    <meta:editing-cycles>21</meta:editing-cycles>
    <meta:generator>LibreOffice/6.0.2.1.0$Linux_X86_64 LibreOffice_project/00m0$Build-1</meta:generator>
    <dc:creator>Philippe Latu</dc:creator>
    <meta:document-statistic meta:object-count="21"/>
  </office:meta>
</office:document-meta>
</file>